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fo:min-width="2cm" draw:z-index="0"><draw:text-box fo:min-height="0.499cm"><text:p text:style-name="P3">I) Convention des données</text:p></draw:text-box></draw:frame></text:p>
      <text:p text:style-name="P2"/>
      <text:p text:style-name="P2"><text:tab/><text:span text:style-name="T2">BDD</text:span> :</text:p>
      <text:p text:style-name="P2"><text:tab/><text:tab/><text:span text:style-name="T1">Table</text:span> : </text:p>
      <text:p text:style-name="P2"><text:tab/><text:tab/><text:tab/>Nom Table :</text:p>
      <text:p text:style-name="P2"><text:tab/><text:tab/><text:tab/><text:tab/>→ singulier, majuscule</text:p>
      <text:p text:style-name="P2"/>
      <text:p text:style-name="P2"><text:tab/><text:tab/><text:tab/>Clé Primaire :</text:p>
      <text:p text:style-name="P2"><text:tab/><text:tab/><text:tab/><text:tab/>→ nomtable.id</text:p>
      <text:p text:style-name="P2"/>
      <text:p text:style-name="P2"><text:tab/><text:tab/><text:tab/>Clé Étrangère :</text:p>
      <text:p text:style-name="P2"><text:tab/><text:tab/><text:tab/><text:tab/>→ nomtable.id.nomtable2</text:p>
      <text:p text:style-name="P2"/>
      <text:p text:style-name="P2"><text:tab/><text:tab/><text:tab/>Table de liaison :</text:p>
      <text:p text:style-name="P2"><text:tab/><text:tab/><text:tab/><text:tab/>→ nomtable1_nomtable2</text:p>
      <text:p text:style-name="P2"/>
      <text:p text:style-name="P2"><text:tab/><text:tab/><text:tab/>Nom des champs</text:p>
      <text:p text:style-name="P2"><text:tab/><text:tab/><text:tab/><text:tab/>→ nomchamp_nomtable</text:p>
      <text:p text:style-name="P2"/>
      <text:p text:style-name="P2"><text:tab/><text:tab/><text:span text:style-name="T1">Propriétés</text:span> :</text:p>
      <text:p text:style-name="P2"><text:tab/><text:tab/><text:tab/>→ préfixe, court</text:p>
      <text:p text:style-name="P2"><text:tab/><text:tab/><text:tab/>→ nomtable.nomCoherent</text:p>
      <text:p text:style-name="P2"/>
      <text:p text:style-name="P2"><text:tab/><text:tab/><text:span text:style-name="T1">Contraintes</text:span> :</text:p>
      <text:p text:style-name="P2"><text:tab/><text:tab/><text:tab/>Clé Primaire :</text:p>
      <text:p text:style-name="P2"><text:tab/><text:tab/><text:tab/><text:tab/><text:tab/>→ pk.nomtable</text:p>
      <text:p text:style-name="P2"/>
      <text:p text:style-name="P2"><text:tab/><text:tab/><text:tab/>Clé Étrangère :</text:p>
      <text:p text:style-name="P2"><text:tab/><text:tab/><text:tab/><text:tab/><text:tab/>→ fk.nomtable1.nomtable2</text:p>
      <text:p text:style-name="P2"/>
      <text:p text:style-name="P2"><text:tab/><text:tab/><text:tab/>Unique :</text:p>
      <text:p text:style-name="P2"><text:tab/><text:tab/><text:tab/><text:tab/><text:tab/>→ un.nomtable.nompropriete</text:p>
      <text:p text:style-name="P2"><text:tab/><text:tab/><text:tab/></text:p>
      <text:p text:style-name="P2"><text:tab/><text:tab/><text:tab/>Check :</text:p>
      <text:p text:style-name="P2"><text:tab/><text:tab/><text:tab/><text:tab/><text:tab/>→ ch.nomtable.nompropriete</text:p>
      <text:p text:style-name="P2"><text:tab/><text:tab/><text:tab/></text:p>
      <text:p text:style-name="P2"/>
      <text:p text:style-name="P1"><draw:frame draw:style-name="fr1" draw:name="Cadre3" text:anchor-type="paragraph" fo:min-width="2cm" draw:z-index="1"><draw:text-box fo:min-height="0.499cm"><text:p text:style-name="P1">II) Convention du code</text:p></draw:text-box></draw:frame></text:p>
      <text:p text:style-name="P2"><text:tab/><text:tab/><text:tab/></text:p>
      <text:p text:style-name="P2"><text:tab/></text:p>
      <text:p text:style-name="P2"><text:tab/><text:span text:style-name="T1">Constante</text:span> :</text:p>
      <text:p text:style-name="P2"><text:tab/><text:tab/>→ nom cohérent</text:p>
      <text:p text:style-name="P2"><text:tab/><text:tab/>→ majuscule</text:p>
      <text:p text:style-name="P2"/>
      <text:p text:style-name="P2"><text:span text:style-name="T1"><text:tab/>Variables :</text:span></text:p>
      <text:p text:style-name="P2"><text:span text:style-name="T1"><text:tab/><text:tab/>→ </text:span><text:span text:style-name="T3">nom cohérent</text:span></text:p>
      <text:p text:style-name="P2"><text:span text:style-name="T3"><text:tab/><text:tab/>→ préfixe, court</text:span></text:p>
      <text:p text:style-name="P2"><text:span text:style-name="T3"><text:tab/><text:tab/>→ nom référence utilisation</text:span></text:p>
      <text:p text:style-name="P2"><text:span text:style-name="T3"><text:tab/></text:span></text:p>
      <text:p text:style-name="P2"><text:span text:style-name="T3"><text:tab/></text:span><text:span text:style-name="T1">Classe</text:span><text:span text:style-name="T3"> :</text:span></text:p>
      <text:p text:style-name="P2"><text:soft-page-break/><text:span text:style-name="T3"><text:tab/><text:tab/>→ nom cohérent</text:span></text:p>
      <text:p text:style-name="P2"><text:span text:style-name="T3"><text:tab/><text:tab/>→ Première lettre en majuscule (Ex : Ecole)</text:span></text:p>
      <text:p text:style-name="P2"><text:span text:style-name="T3"><text:tab/></text:span></text:p>
      <text:p text:style-name="P2"><text:span text:style-name="T3"><text:tab/></text:span><text:span text:style-name="T1">Méthodes</text:span><text:span text:style-name="T3"> :</text:span></text:p>
      <text:p text:style-name="P2"><text:span text:style-name="T3"><text:tab/><text:tab/>→ nom cohérent</text:span></text:p>
      <text:p text:style-name="P2"><text:span text:style-name="T3"><text:tab/><text:tab/>→ nom référence utilisation</text:span></text:p>
      <text:p text:style-name="P2"><text:span text:style-name="T3"/></text:p>
      <text:p text:style-name="P2"><text:span text:style-name="T3"><text:tab/></text:span><text:span text:style-name="T1">Attributs</text:span><text:span text:style-name="T3"> :</text:span></text:p>
      <text:p text:style-name="P2"><text:span text:style-name="T3"><text:tab/><text:tab/>→ nom cohérent</text:span></text:p>
      <text:p text:style-name="P2"><text:span text:style-name="T3"><text:tab/><text:tab/>→ nom référence utilisation</text:span></text:p>
      <text:p text:style-name="P2"><text:span text:style-name="T3"/></text:p>
      <text:p text:style-name="P2"><text:span text:style-name="T3"><text:tab/></text:span><text:span text:style-name="T1">CSS :</text:span></text:p>
      <text:p text:style-name="P2"><text:span text:style-name="T1"><text:tab/><text:tab/>→ </text:span><text:span text:style-name="T3">commencer par les deux gros conteneurs « * » puis « body »</text:span></text:p>
      <text:p text:style-name="P2"><text:span text:style-name="T3"><text:tab/><text:tab/>→ suivre par les classes</text:span></text:p>
      <text:p text:style-name="P2"><text:span text:style-name="T3"><text:tab/><text:tab/>→ finir par les id</text:span></text:p>
      <text:p text:style-name="P2"><text:span text:style-name="T3"/></text:p>
      <text:p text:style-name="P2"><text:span text:style-name="T3"><text:tab/></text:span><text:span text:style-name="T1">Commentaires</text:span><text:span text:style-name="T3"> :</text:span></text:p>
      <text:p text:style-name="P2"><text:span text:style-name="T3"><text:tab/><text:tab/>/* */ Commentaire de prototype :</text:span></text:p>
      <text:p text:style-name="P2"><text:span text:style-name="T3"><text:tab/><text:tab/><text:tab/>→ Une phrase expliquant l'action, la méthode/le rôle de la chose</text:span></text:p>
      <text:p text:style-name="P2"><text:span text:style-name="T3"><text:tab/><text:tab/><text:tab/>→ @params in</text:span></text:p>
      <text:p text:style-name="P2"><text:span text:style-name="T3"><text:tab/><text:tab/><text:tab/>→ @params out</text:span></text:p>
      <text:p text:style-name="P2"><text:span text:style-name="T3"/></text:p>
      <text:p text:style-name="P2"><text:span text:style-name="T3"><text:tab/><text:tab/>// Mise en forme :</text:span></text:p>
      <text:p text:style-name="P2"><text:span text:style-name="T3"><text:tab/><text:tab/><text:tab/><text:tab/>Exemple : </text:span></text:p>
      <text:p text:style-name="P2"><text:span text:style-name="T3"><text:tab/><text:tab/><text:tab/>/*</text:span></text:p>
      <text:p text:style-name="P2"><text:span text:style-name="T3"><text:tab/><text:tab/><text:tab/><text:tab/>classe final gérant utilisateurs</text:span></text:p>
      <text:p text:style-name="P2"><text:span text:style-name="T3"><text:tab/><text:tab/><text:tab/>*/</text:span></text:p>
      <text:p text:style-name="P2"><text:span text:style-name="T3"><text:tab/><text:tab/><text:tab/>class User{</text:span></text:p>
      <text:p text:style-name="P2"><text:span text:style-name="T3"><text:tab/><text:tab/><text:tab/><text:tab/><text:tab/>//attributs ici</text:span></text:p>
      <text:p text:style-name="P2"><text:span text:style-name="T3"><text:tab/><text:tab/><text:tab/><text:tab/><text:tab/>private ….</text:span></text:p>
      <text:p text:style-name="P2"><text:span text:style-name="T3"><text:tab/><text:tab/><text:tab/><text:tab/></text:span></text:p>
      <text:p text:style-name="P2"><text:span text:style-name="T3"><text:tab/><text:tab/><text:tab/><text:tab/><text:tab/>//technical one</text:span></text:p>
      <text:p text:style-name="P2"><text:span text:style-name="T3"><text:tab/><text:tab/><text:tab/><text:tab/><text:tab/>protect ….</text:span></text:p>
      <text:p text:style-name="P2"><text:span text:style-name="T3"><text:tab/><text:tab/><text:tab/><text:tab/></text:span></text:p>
      <text:p text:style-name="P2"><text:span text:style-name="T3"><text:tab/><text:tab/><text:tab/><text:tab/><text:tab/>//method go there</text:span></text:p>
      <text:p text:style-name="P2"><text:span text:style-name="T3"><text:tab/><text:tab/><text:tab/><text:tab/></text:span></text:p>
      <text:p text:style-name="P2"><text:span text:style-name="T3"><text:tab/><text:tab/><text:tab/><text:tab/><text:tab/>public function__construct(){}</text:span></text:p>
      <text:p text:style-name="P2"><text:span text:style-name="T3"><text:tab/><text:tab/><text:tab/><text:tab/>}</text:span></text:p>
      <text:p text:style-name="P2"><text:span text:style-name="T3"/></text:p>
      <text:p text:style-name="P2"><text:span text:style-name="T3"><text:tab/><text:tab/>A l'intérieur des méthodes :</text:span></text:p>
      <text:p text:style-name="P2"><text:span text:style-name="T3"><text:tab/><text:tab/><text:tab/> → </text:span></text:p>
      <text:p text:style-name="P2"><draw:frame draw:style-name="fr1" draw:name="Cadre1" text:anchor-type="paragraph" svg:width="2cm" draw:z-index="2"><draw:text-box fo:min-height="0.499cm"><text:p text:style-name="P4"><text:span text:style-name="T3">III) DOM</text:span></text:p></draw:text-box></draw:frame><text:span text:style-name="T3"/></text:p>
      <text:p text:style-name="P2"><text:span text:style-name="T3"/></text:p>
      <text:p text:style-name="P2"><text:span text:style-name="T3">DOCUMENT</text:span></text:p>
      <text:p text:style-name="P2"><text:span text:style-name="T3">|--------<text:tab/>HEAD</text:span></text:p>
      <text:p text:style-name="P2"><text:span text:style-name="T3">|<text:tab/>|--------<text:tab/>TITLE</text:span></text:p>
      <text:p text:style-name="P2"><text:span text:style-name="T3">|<text:tab/>|--------<text:tab/>META</text:span></text:p>
      <text:p text:style-name="P2"><text:span text:style-name="T3">|<text:tab/></text:span></text:p>
      <text:p text:style-name="P2"><text:span text:style-name="T3">|--------<text:tab/>BODY</text:span></text:p>
      <text:p text:style-name="P2"><text:span text:style-name="T3">|<text:tab/>|--------<text:tab/>DIV</text:span></text:p>
      <text:p text:style-name="P2"><text:soft-page-break/><text:span text:style-name="T3">|<text:tab/>|--------<text:tab/>P</text:span></text:p>
      <text:p text:style-name="P2"><text:span text:style-name="T3">|<text:tab/>|<text:tab/>|--------<text:tab/>CLASS</text:span></text:p>
      <text:p text:style-name="P2"><text:span text:style-name="T3">|<text:tab/>|<text:tab/>|--------<text:tab/>ID</text:span></text:p>
      <text:p text:style-name="P2"><text:span text:style-name="T3">|<text:tab/>|<text:tab/></text:span></text:p>
      <text:p text:style-name="P2"><text:span text:style-name="T3">|<text:tab/>|--------<text:tab/>TABLE</text:span></text:p>
      <text:p text:style-name="P2"><text:span text:style-name="T3">|<text:tab/>|<text:tab/>|--------<text:tab/>TR</text:span></text:p>
      <text:p text:style-name="P2"><text:span text:style-name="T3">|<text:tab/>|<text:tab/><text:tab/>|--------<text:tab/>TD</text:span></text:p>
      <text:p text:style-name="P2"><text:span text:style-name="T3">|<text:tab/>|</text:span></text:p>
      <text:p text:style-name="P2"><text:span text:style-name="T3">|<text:tab/>|--------<text:tab/>IMG</text:span></text:p>
      <text:p text:style-name="P2"><text:span text:style-name="T3">|<text:tab/></text:span></text:p>
      <text:p text:style-name="P2"><text:span text:style-name="T3">|<text:tab/></text:span></text:p>
      <text:p text:style-name="P2"><text:span text:style-name="T3">|</text:span></text:p>
      <text:p text:style-name="P2"><text:span text:style-name="T3">|--------<text:tab/>FOOT</text:span></text:p>
      <text:p text:style-name="P1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date style:data-style-name="N37" text:date-value="2016-09-02T09:33:30.07" text:fixed="true">02/09/16</text:date> <text:time style:data-style-name="N41" text:time-value="2016-09-02T09:33:35.49" text:fixed="true">09:33:35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09:11:07.37</meta:creation-date>
    <dc:date>2016-09-02T11:56:48.74</dc:date>
    <meta:editing-duration>PT2H14M57S</meta:editing-duration>
    <meta:editing-cycles>39</meta:editing-cycles>
    <meta:generator>OpenOffice/4.1.2$Win32 OpenOffice.org_project/412m3$Build-9782</meta:generator>
    <meta:document-statistic meta:table-count="0" meta:image-count="0" meta:object-count="0" meta:page-count="3" meta:paragraph-count="97" meta:word-count="255" meta:character-count="1602"/>
  </office:meta>
</office:document-meta>
</file>